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34036" officeooo:paragraph-rsid="00134036"/>
    </style:style>
    <style:style style:name="P2" style:family="paragraph" style:parent-style-name="Text_20_body">
      <style:text-properties officeooo:paragraph-rsid="00134036"/>
    </style:style>
    <style:style style:name="P3" style:family="paragraph" style:parent-style-name="Text_20_body" style:list-style-name="L2">
      <style:text-properties officeooo:paragraph-rsid="00134036"/>
    </style:style>
    <style:style style:name="P4" style:family="paragraph" style:parent-style-name="Text_20_body">
      <style:text-properties officeooo:paragraph-rsid="00be79cb"/>
    </style:style>
    <style:style style:name="P5" style:family="paragraph" style:parent-style-name="Heading_20_3">
      <style:text-properties officeooo:paragraph-rsid="00be79cb"/>
    </style:style>
    <style:style style:name="T1" style:family="text">
      <style:text-properties officeooo:rsid="001340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line-through-style="solid" style:text-line-through-type="single" officeooo:rsid="00134036"/>
    </style:style>
    <style:style style:name="T5" style:family="text">
      <style:text-properties officeooo:rsid="00be79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d ut perspiciatis</text:h>
      <text:p text:style-name="P1">unde omnis iste <text:span text:style-name="T2">natus error sit voluptatem accusantium</text:span> <text:span text:style-name="T3">doloremque</text:span> laudantium,</text:p>
      <text:list xml:id="list8143016570103261308" text:style-name="L2">
        <text:list-item>
          <text:p text:style-name="P3"><text:span text:style-name="T1">totam rem aperiam,</text:span></text:p>
        </text:list-item>
        <text:list-item>
          <text:p text:style-name="P3"><text:span text:style-name="T1">eaque ipsa quae ab</text:span></text:p>
        </text:list-item>
        <text:list-item>
          <text:p text:style-name="P3"><text:span text:style-name="T1">illo inventore veritatis </text:span></text:p>
        </text:list-item>
      </text:list>
      <text:p text:style-name="P2"><text:span text:style-name="T4">et quasi architecto beatae vitae dicta sunt explicabo.</text:span></text:p>
      <text:h text:style-name="Heading_20_2" text:outline-level="2">Foo title</text:h>
      <text:h text:style-name="Heading_20_3" text:outline-level="3">Bar Title</text:h>
      <text:p text:style-name="Text_20_body">sit aspernatur aut odit aut fugit, sed quia consequuntur magni dolores eos qui ratione voluptatem sequi nesciunt.</text:p>
      <text:h text:style-name="P5" text:outline-level="3">Ba<text:span text:style-name="T5">z</text:span> Title</text:h>
      <text:p text:style-name="P4">sit aspernatur aut odit aut fugit, sed quia consequuntur magni dolores eos qui ratione voluptatem sequi nesciunt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7:48:17.283113783</meta:creation-date>
    <dc:date>2018-08-16T19:19:16.350990827</dc:date>
    <meta:editing-duration>PT2H28M46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11" meta:word-count="74" meta:character-count="470" meta:non-whitespace-character-count="409"/>
  </office:meta>
</office:document-meta>
</file>